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3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8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Default"/>
        <table:table-row table:style-name="ro3">
          <table:table-cell office:value-type="string">
            <text:p>交易別</text:p>
          </table:table-cell>
          <table:table-cell table:style-name="ce1" office:value-type="string">
            <text:p>作業日</text:p>
          </table:table-cell>
          <table:table-cell table:style-name="ce1" office:value-type="string">
            <text:p>交易日</text:p>
          </table:table-cell>
          <table:table-cell office:value-type="string">
            <text:p>投資標的名稱</text:p>
          </table:table-cell>
          <table:table-cell office:value-type="string">
            <text:p>買入/賣出</text:p>
          </table:table-cell>
          <table:table-cell office:value-type="string">
            <text:p>單位數</text:p>
          </table:table-cell>
          <table:table-cell office:value-type="string">
            <text:p>單位淨值</text:p>
          </table:table-cell>
          <table:table-cell office:value-type="string">
            <text:p>匯兌日 /</text:p>
            <text:p> 匯率</text:p>
          </table:table-cell>
          <table:table-cell office:value-type="string">
            <text:p> 匯率</text:p>
          </table:table-cell>
          <table:table-cell office:value-type="string">
            <text:p>金額</text:p>
          </table:table-cell>
          <table:table-cell table:style-name="ce1" office:value-type="string">
            <text:p>金額</text:p>
          </table:table-cell>
          <table:table-cell table:style-name="ce1" office:value-type="string">
            <text:p>轉換費用</text:p>
          </table:table-cell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]=1;1;VALUE(MID([.H2];10;LEN([.H2]))))" office:value-type="float" office:value="1">
            <text:p>1</text:p>
          </table:table-cell>
          <table:table-cell office:value-type="string">
            <text:p>TWD 2251</text:p>
          </table:table-cell>
          <table:table-cell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table:formula="of:=IF([.H3]=1;1;VALUE(MID([.H3];10;LEN([.H3]))))" office:value-type="float" office:value="43.23">
            <text:p>43.23</text:p>
          </table:table-cell>
          <table:table-cell office:value-type="string">
            <text:p>TWD 2251</text:p>
          </table:table-cell>
          <table:table-cell table:formula="of:=VALUE(MID([.J3];5;LEN([.J3])))" office:value-type="float" office:value="2251">
            <text:p>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table:formula="of:=IF([.H4]=1;1;VALUE(MID([.H4];10;LEN([.H4]))))" office:value-type="float" office:value="32.54">
            <text:p>32.54</text:p>
          </table:table-cell>
          <table:table-cell office:value-type="string">
            <text:p>TWD 2251</text:p>
          </table:table-cell>
          <table:table-cell table:formula="of:=VALUE(MID([.J4];5;LEN([.J4])))" office:value-type="float" office:value="2251">
            <text:p>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table:formula="of:=IF([.H5]=1;1;VALUE(MID([.H5];10;LEN([.H5]))))" office:value-type="float" office:value="32.54">
            <text:p>32.54</text:p>
          </table:table-cell>
          <table:table-cell office:value-type="string">
            <text:p>TWD 2249</text:p>
          </table:table-cell>
          <table:table-cell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6]=1;1;VALUE(MID([.H6];10;LEN([.H6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7]=1;1;VALUE(MID([.H7];10;LEN([.H7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7];5;LEN([.J7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8]=1;1;VALUE(MID([.H8];10;LEN([.H8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8];5;LEN([.J8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9]=1;1;VALUE(MID([.H9];10;LEN([.H9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0]=1;1;VALUE(MID([.H10];10;LEN([.H10]))))" office:value-type="float" office:value="1">
            <text:p>1</text:p>
          </table:table-cell>
          <table:table-cell office:value-type="string">
            <text:p>TWD -99</text:p>
          </table:table-cell>
          <table:table-cell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table:formula="of:=IF([.H11]=1;1;VALUE(MID([.H11];10;LEN([.H11]))))" office:value-type="float" office:value="42.83">
            <text:p>42.83</text:p>
          </table:table-cell>
          <table:table-cell office:value-type="string">
            <text:p>TWD -99</text:p>
          </table:table-cell>
          <table:table-cell table:formula="of:=VALUE(MID([.J11];5;LEN([.J11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table:formula="of:=IF([.H12]=1;1;VALUE(MID([.H12];10;LEN([.H12]))))" office:value-type="float" office:value="32.44">
            <text:p>32.44</text:p>
          </table:table-cell>
          <table:table-cell office:value-type="string">
            <text:p>TWD -99</text:p>
          </table:table-cell>
          <table:table-cell table:formula="of:=VALUE(MID([.J12];5;LEN([.J1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table:formula="of:=IF([.H13]=1;1;VALUE(MID([.H13];10;LEN([.H13]))))" office:value-type="float" office:value="32.44">
            <text:p>32.44</text:p>
          </table:table-cell>
          <table:table-cell office:value-type="string">
            <text:p>TWD -97</text:p>
          </table:table-cell>
          <table:table-cell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table:formula="of:=IF([.H14]=1;1;VALUE(MID([.H14];10;LEN([.H14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table:formula="of:=IF([.H15]=1;1;VALUE(MID([.H15];10;LEN([.H15]))))" office:value-type="float" office:value="42.52">
            <text:p>42.52</text:p>
          </table:table-cell>
          <table:table-cell office:value-type="string">
            <text:p>TWD -98</text:p>
          </table:table-cell>
          <table:table-cell table:formula="of:=VALUE(MID([.J15];5;LEN([.J1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table:formula="of:=IF([.H16]=1;1;VALUE(MID([.H16];10;LEN([.H16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16];5;LEN([.J16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table:formula="of:=IF([.H17]=1;1;VALUE(MID([.H17];10;LEN([.H17]))))" office:value-type="float" office:value="32.9">
            <text:p>32.9</text:p>
          </table:table-cell>
          <table:table-cell office:value-type="string">
            <text:p>TWD -100</text:p>
          </table:table-cell>
          <table:table-cell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8]=1;1;VALUE(MID([.H18];10;LEN([.H18]))))" office:value-type="float" office:value="1">
            <text:p>1</text:p>
          </table:table-cell>
          <table:table-cell office:value-type="string">
            <text:p>TWD -94</text:p>
          </table:table-cell>
          <table:table-cell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table:formula="of:=IF([.H19]=1;1;VALUE(MID([.H19];10;LEN([.H19]))))" office:value-type="float" office:value="43.4">
            <text:p>43.4</text:p>
          </table:table-cell>
          <table:table-cell office:value-type="string">
            <text:p>TWD -99</text:p>
          </table:table-cell>
          <table:table-cell table:formula="of:=VALUE(MID([.J19];5;LEN([.J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table:formula="of:=IF([.H20]=1;1;VALUE(MID([.H20];10;LEN([.H20]))))" office:value-type="float" office:value="32.9">
            <text:p>32.9</text:p>
          </table:table-cell>
          <table:table-cell office:value-type="string">
            <text:p>TWD -99</text:p>
          </table:table-cell>
          <table:table-cell table:formula="of:=VALUE(MID([.J20];5;LEN([.J20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table:formula="of:=IF([.H21]=1;1;VALUE(MID([.H21];10;LEN([.H21]))))" office:value-type="float" office:value="32.9">
            <text:p>32.9</text:p>
          </table:table-cell>
          <table:table-cell office:value-type="string">
            <text:p>TWD -102</text:p>
          </table:table-cell>
          <table:table-cell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table:formula="of:=IF([.H22]=1;1;VALUE(MID([.H22];10;LEN([.H22]))))" office:value-type="float" office:value="1">
            <text:p>1</text:p>
          </table:table-cell>
          <table:table-cell office:value-type="string">
            <text:p>TWD -95</text:p>
          </table:table-cell>
          <table:table-cell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table:formula="of:=IF([.H23]=1;1;VALUE(MID([.H23];10;LEN([.H23]))))" office:value-type="float" office:value="43.98">
            <text:p>43.98</text:p>
          </table:table-cell>
          <table:table-cell office:value-type="string">
            <text:p>TWD -100</text:p>
          </table:table-cell>
          <table:table-cell table:formula="of:=VALUE(MID([.J23];5;LEN([.J23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table:formula="of:=IF([.H24]=1;1;VALUE(MID([.H24];10;LEN([.H24]))))" office:value-type="float" office:value="33.04">
            <text:p>33.04</text:p>
          </table:table-cell>
          <table:table-cell office:value-type="string">
            <text:p>TWD -99</text:p>
          </table:table-cell>
          <table:table-cell table:formula="of:=VALUE(MID([.J24];5;LEN([.J24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table:formula="of:=IF([.H25]=1;1;VALUE(MID([.H25];10;LEN([.H25]))))" office:value-type="float" office:value="33.04">
            <text:p>33.04</text:p>
          </table:table-cell>
          <table:table-cell office:value-type="string">
            <text:p>TWD -100</text:p>
          </table:table-cell>
          <table:table-cell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table:formula="of:=IF([.H26]=1;1;VALUE(MID([.H26];10;LEN([.H26]))))" office:value-type="float" office:value="1">
            <text:p>1</text:p>
          </table:table-cell>
          <table:table-cell office:value-type="string">
            <text:p>TWD -90</text:p>
          </table:table-cell>
          <table:table-cell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table:formula="of:=IF([.H27]=1;1;VALUE(MID([.H27];10;LEN([.H27]))))" office:value-type="float" office:value="45.09">
            <text:p>45.09</text:p>
          </table:table-cell>
          <table:table-cell office:value-type="string">
            <text:p>TWD -103</text:p>
          </table:table-cell>
          <table:table-cell table:formula="of:=VALUE(MID([.J27];5;LEN([.J2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table:formula="of:=IF([.H28]=1;1;VALUE(MID([.H28];10;LEN([.H28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28];5;LEN([.J2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table:formula="of:=IF([.H29]=1;1;VALUE(MID([.H29];10;LEN([.H29]))))" office:value-type="float" office:value="33.26">
            <text:p>33.26</text:p>
          </table:table-cell>
          <table:table-cell office:value-type="string">
            <text:p>TWD -100</text:p>
          </table:table-cell>
          <table:table-cell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table:formula="of:=IF([.H30]=1;1;VALUE(MID([.H30];10;LEN([.H30]))))" office:value-type="float" office:value="1">
            <text:p>1</text:p>
          </table:table-cell>
          <table:table-cell office:value-type="string">
            <text:p>TWD -93</text:p>
          </table:table-cell>
          <table:table-cell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table:formula="of:=IF([.H31]=1;1;VALUE(MID([.H31];10;LEN([.H31]))))" office:value-type="float" office:value="44.09">
            <text:p>44.09</text:p>
          </table:table-cell>
          <table:table-cell office:value-type="string">
            <text:p>TWD -101</text:p>
          </table:table-cell>
          <table:table-cell table:formula="of:=VALUE(MID([.J31];5;LEN([.J31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table:formula="of:=IF([.H32]=1;1;VALUE(MID([.H32];10;LEN([.H32]))))" office:value-type="float" office:value="32.92">
            <text:p>32.92</text:p>
          </table:table-cell>
          <table:table-cell office:value-type="string">
            <text:p>TWD -99</text:p>
          </table:table-cell>
          <table:table-cell table:formula="of:=VALUE(MID([.J32];5;LEN([.J32])))" office:value-type="float" office:value="-99">
            <text:p>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table:formula="of:=IF([.H33]=1;1;VALUE(MID([.H33];10;LEN([.H33]))))" office:value-type="float" office:value="32.92">
            <text:p>32.92</text:p>
          </table:table-cell>
          <table:table-cell office:value-type="string">
            <text:p>TWD -101</text:p>
          </table:table-cell>
          <table:table-cell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table:formula="of:=IF([.H34]=1;1;VALUE(MID([.H34];10;LEN([.H34]))))" office:value-type="float" office:value="1">
            <text:p>1</text:p>
          </table:table-cell>
          <table:table-cell office:value-type="string">
            <text:p>TWD -98</text:p>
          </table:table-cell>
          <table:table-cell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table:formula="of:=IF([.H35]=1;1;VALUE(MID([.H35];10;LEN([.H35]))))" office:value-type="float" office:value="44.2">
            <text:p>44.2</text:p>
          </table:table-cell>
          <table:table-cell office:value-type="string">
            <text:p>TWD -98</text:p>
          </table:table-cell>
          <table:table-cell table:formula="of:=VALUE(MID([.J35];5;LEN([.J35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table:formula="of:=IF([.H36]=1;1;VALUE(MID([.H36];10;LEN([.H36]))))" office:value-type="float" office:value="32.705">
            <text:p>32.71</text:p>
          </table:table-cell>
          <table:table-cell office:value-type="string">
            <text:p>TWD -95</text:p>
          </table:table-cell>
          <table:table-cell table:formula="of:=VALUE(MID([.J36];5;LEN([.J36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table:formula="of:=IF([.H37]=1;1;VALUE(MID([.H37];10;LEN([.H37]))))" office:value-type="float" office:value="32.705">
            <text:p>32.71</text:p>
          </table:table-cell>
          <table:table-cell office:value-type="string">
            <text:p>TWD -103</text:p>
          </table:table-cell>
          <table:table-cell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table:formula="of:=IF([.H38]=1;1;VALUE(MID([.H38];10;LEN([.H38]))))" office:value-type="float" office:value="1">
            <text:p>1</text:p>
          </table:table-cell>
          <table:table-cell office:value-type="string">
            <text:p>TWD -100</text:p>
          </table:table-cell>
          <table:table-cell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table:formula="of:=IF([.H39]=1;1;VALUE(MID([.H39];10;LEN([.H39]))))" office:value-type="float" office:value="44.83">
            <text:p>44.83</text:p>
          </table:table-cell>
          <table:table-cell office:value-type="string">
            <text:p>TWD -94</text:p>
          </table:table-cell>
          <table:table-cell table:formula="of:=VALUE(MID([.J39];5;LEN([.J39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table:formula="of:=IF([.H40]=1;1;VALUE(MID([.H40];10;LEN([.H40]))))" office:value-type="float" office:value="32.775">
            <text:p>32.78</text:p>
          </table:table-cell>
          <table:table-cell office:value-type="string">
            <text:p>TWD -94</text:p>
          </table:table-cell>
          <table:table-cell table:formula="of:=VALUE(MID([.J40];5;LEN([.J40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table:formula="of:=IF([.H41]=1;1;VALUE(MID([.H41];10;LEN([.H41]))))" office:value-type="float" office:value="32.775">
            <text:p>32.78</text:p>
          </table:table-cell>
          <table:table-cell office:value-type="string">
            <text:p>TWD -106</text:p>
          </table:table-cell>
          <table:table-cell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table:formula="of:=IF([.H42]=1;1;VALUE(MID([.H42];10;LEN([.H42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table:formula="of:=IF([.H43]=1;1;VALUE(MID([.H43];10;LEN([.H43]))))" office:value-type="float" office:value="45.01">
            <text:p>45.01</text:p>
          </table:table-cell>
          <table:table-cell office:value-type="string">
            <text:p>TWD -95</text:p>
          </table:table-cell>
          <table:table-cell table:formula="of:=VALUE(MID([.J43];5;LEN([.J43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table:formula="of:=IF([.H44]=1;1;VALUE(MID([.H44];10;LEN([.H44]))))" office:value-type="float" office:value="33.02">
            <text:p>33.02</text:p>
          </table:table-cell>
          <table:table-cell office:value-type="string">
            <text:p>TWD -93</text:p>
          </table:table-cell>
          <table:table-cell table:formula="of:=VALUE(MID([.J44];5;LEN([.J44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table:formula="of:=IF([.H45]=1;1;VALUE(MID([.H45];10;LEN([.H45]))))" office:value-type="float" office:value="33.02">
            <text:p>33.02</text:p>
          </table:table-cell>
          <table:table-cell office:value-type="string">
            <text:p>TWD -105</text:p>
          </table:table-cell>
          <table:table-cell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table:formula="of:=IF([.H46]=1;1;VALUE(MID([.H46];10;LEN([.H46]))))" office:value-type="float" office:value="45.11">
            <text:p>45.11</text:p>
          </table:table-cell>
          <table:table-cell office:value-type="string">
            <text:p>TWD 9</text:p>
          </table:table-cell>
          <table:table-cell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table:formula="of:=IF([.H47]=1;1;VALUE(MID([.H47];10;LEN([.H47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table:formula="of:=IF([.H48]=1;1;VALUE(MID([.H48];10;LEN([.H48]))))" office:value-type="float" office:value="46.2">
            <text:p>46.2</text:p>
          </table:table-cell>
          <table:table-cell office:value-type="string">
            <text:p>TWD -96</text:p>
          </table:table-cell>
          <table:table-cell table:formula="of:=VALUE(MID([.J48];5;LEN([.J48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table:formula="of:=IF([.H49]=1;1;VALUE(MID([.H49];10;LEN([.H49]))))" office:value-type="float" office:value="32.49">
            <text:p>32.49</text:p>
          </table:table-cell>
          <table:table-cell office:value-type="string">
            <text:p>TWD -91</text:p>
          </table:table-cell>
          <table:table-cell table:formula="of:=VALUE(MID([.J49];5;LEN([.J49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table:formula="of:=IF([.H50]=1;1;VALUE(MID([.H50];10;LEN([.H50]))))" office:value-type="float" office:value="32.49">
            <text:p>32.49</text:p>
          </table:table-cell>
          <table:table-cell office:value-type="string">
            <text:p>TWD -106</text:p>
          </table:table-cell>
          <table:table-cell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table:formula="of:=IF([.H51]=1;1;VALUE(MID([.H51];10;LEN([.H51]))))" office:value-type="float" office:value="1">
            <text:p>1</text:p>
          </table:table-cell>
          <table:table-cell office:value-type="string">
            <text:p>TWD -97</text:p>
          </table:table-cell>
          <table:table-cell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table:formula="of:=IF([.H52]=1;1;VALUE(MID([.H52];10;LEN([.H52]))))" office:value-type="float" office:value="46.58">
            <text:p>46.58</text:p>
          </table:table-cell>
          <table:table-cell office:value-type="string">
            <text:p>TWD -94</text:p>
          </table:table-cell>
          <table:table-cell table:formula="of:=VALUE(MID([.J52];5;LEN([.J52])))" office:value-type="float" office:value="-94">
            <text:p>-9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table:formula="of:=IF([.H53]=1;1;VALUE(MID([.H53];10;LEN([.H53]))))" office:value-type="float" office:value="32.355">
            <text:p>32.36</text:p>
          </table:table-cell>
          <table:table-cell office:value-type="string">
            <text:p>TWD -92</text:p>
          </table:table-cell>
          <table:table-cell table:formula="of:=VALUE(MID([.J53];5;LEN([.J53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table:formula="of:=IF([.H54]=1;1;VALUE(MID([.H54];10;LEN([.H54]))))" office:value-type="float" office:value="32.355">
            <text:p>32.36</text:p>
          </table:table-cell>
          <table:table-cell office:value-type="string">
            <text:p>TWD -111</text:p>
          </table:table-cell>
          <table:table-cell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55]=1;1;VALUE(MID([.H55];10;LEN([.H55]))))" office:value-type="float" office:value="1">
            <text:p>1</text:p>
          </table:table-cell>
          <table:table-cell office:value-type="string">
            <text:p>TWD -92</text:p>
          </table:table-cell>
          <table:table-cell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table:formula="of:=IF([.H56]=1;1;VALUE(MID([.H56];10;LEN([.H56]))))" office:value-type="float" office:value="47.16">
            <text:p>47.16</text:p>
          </table:table-cell>
          <table:table-cell office:value-type="string">
            <text:p>TWD -99</text:p>
          </table:table-cell>
          <table:table-cell table:formula="of:=VALUE(MID([.J56];5;LEN([.J5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table:formula="of:=IF([.H57]=1;1;VALUE(MID([.H57];10;LEN([.H57]))))" office:value-type="float" office:value="32.235">
            <text:p>32.24</text:p>
          </table:table-cell>
          <table:table-cell office:value-type="string">
            <text:p>TWD -94</text:p>
          </table:table-cell>
          <table:table-cell table:formula="of:=VALUE(MID([.J57];5;LEN([.J57])))" office:value-type="float" office:value="-94">
            <text:p>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table:formula="of:=IF([.H58]=1;1;VALUE(MID([.H58];10;LEN([.H58]))))" office:value-type="float" office:value="32.235">
            <text:p>32.24</text:p>
          </table:table-cell>
          <table:table-cell office:value-type="string">
            <text:p>TWD -112</text:p>
          </table:table-cell>
          <table:table-cell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table:formula="of:=IF([.H59]=1;1;VALUE(MID([.H59];10;LEN([.H59]))))" office:value-type="float" office:value="1">
            <text:p>1</text:p>
          </table:table-cell>
          <table:table-cell office:value-type="string">
            <text:p>TWD 8250</text:p>
          </table:table-cell>
          <table:table-cell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table:formula="of:=IF([.H60]=1;1;VALUE(MID([.H60];10;LEN([.H60]))))" office:value-type="float" office:value="47.86">
            <text:p>47.86</text:p>
          </table:table-cell>
          <table:table-cell office:value-type="string">
            <text:p>TWD 8250</text:p>
          </table:table-cell>
          <table:table-cell table:formula="of:=VALUE(MID([.J60];5;LEN([.J60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table:formula="of:=IF([.H61]=1;1;VALUE(MID([.H61];10;LEN([.H61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1];5;LEN([.J61])))" office:value-type="float" office:value="8250">
            <text:p>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table:formula="of:=IF([.H62]=1;1;VALUE(MID([.H62];10;LEN([.H62]))))" office:value-type="float" office:value="32.42">
            <text:p>32.42</text:p>
          </table:table-cell>
          <table:table-cell office:value-type="string">
            <text:p>TWD 8250</text:p>
          </table:table-cell>
          <table:table-cell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table:formula="of:=IF([.H63]=1;1;VALUE(MID([.H63];10;LEN([.H63]))))" office:value-type="float" office:value="1">
            <text:p>1</text:p>
          </table:table-cell>
          <table:table-cell office:value-type="string">
            <text:p>TWD -101</text:p>
          </table:table-cell>
          <table:table-cell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table:formula="of:=IF([.H64]=1;1;VALUE(MID([.H64];10;LEN([.H64]))))" office:value-type="float" office:value="47.67">
            <text:p>47.67</text:p>
          </table:table-cell>
          <table:table-cell office:value-type="string">
            <text:p>TWD -98</text:p>
          </table:table-cell>
          <table:table-cell table:formula="of:=VALUE(MID([.J64];5;LEN([.J6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table:formula="of:=IF([.H65]=1;1;VALUE(MID([.H65];10;LEN([.H65]))))" office:value-type="float" office:value="32.43">
            <text:p>32.43</text:p>
          </table:table-cell>
          <table:table-cell office:value-type="string">
            <text:p>TWD -97</text:p>
          </table:table-cell>
          <table:table-cell table:formula="of:=VALUE(MID([.J65];5;LEN([.J65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table:formula="of:=IF([.H66]=1;1;VALUE(MID([.H66];10;LEN([.H66]))))" office:value-type="float" office:value="32.43">
            <text:p>32.43</text:p>
          </table:table-cell>
          <table:table-cell office:value-type="string">
            <text:p>TWD -101</text:p>
          </table:table-cell>
          <table:table-cell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table:formula="of:=IF([.H67]=1;1;VALUE(MID([.H67];10;LEN([.H67]))))" office:value-type="float" office:value="1">
            <text:p>1</text:p>
          </table:table-cell>
          <table:table-cell office:value-type="string">
            <text:p>TWD -103</text:p>
          </table:table-cell>
          <table:table-cell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table:formula="of:=IF([.H68]=1;1;VALUE(MID([.H68];10;LEN([.H68]))))" office:value-type="float" office:value="47.51">
            <text:p>47.51</text:p>
          </table:table-cell>
          <table:table-cell office:value-type="string">
            <text:p>TWD -98</text:p>
          </table:table-cell>
          <table:table-cell table:formula="of:=VALUE(MID([.J68];5;LEN([.J68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table:formula="of:=IF([.H69]=1;1;VALUE(MID([.H69];10;LEN([.H69]))))" office:value-type="float" office:value="32.11">
            <text:p>32.11</text:p>
          </table:table-cell>
          <table:table-cell office:value-type="string">
            <text:p>TWD -97</text:p>
          </table:table-cell>
          <table:table-cell table:formula="of:=VALUE(MID([.J69];5;LEN([.J69])))" office:value-type="float" office:value="-97">
            <text:p>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table:formula="of:=IF([.H70]=1;1;VALUE(MID([.H70];10;LEN([.H70]))))" office:value-type="float" office:value="32.11">
            <text:p>32.11</text:p>
          </table:table-cell>
          <table:table-cell office:value-type="string">
            <text:p>TWD -99</text:p>
          </table:table-cell>
          <table:table-cell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table:formula="of:=IF([.H71]=1;1;VALUE(MID([.H71];10;LEN([.H71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table:formula="of:=IF([.H72]=1;1;VALUE(MID([.H72];10;LEN([.H72]))))" office:value-type="float" office:value="46.93">
            <text:p>46.93</text:p>
          </table:table-cell>
          <table:table-cell office:value-type="string">
            <text:p>TWD -96</text:p>
          </table:table-cell>
          <table:table-cell table:formula="of:=VALUE(MID([.J72];5;LEN([.J7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table:formula="of:=IF([.H73]=1;1;VALUE(MID([.H73];10;LEN([.H73]))))" office:value-type="float" office:value="30.95">
            <text:p>30.95</text:p>
          </table:table-cell>
          <table:table-cell office:value-type="string">
            <text:p>TWD -91</text:p>
          </table:table-cell>
          <table:table-cell table:formula="of:=VALUE(MID([.J73];5;LEN([.J73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table:formula="of:=IF([.H74]=1;1;VALUE(MID([.H74];10;LEN([.H74]))))" office:value-type="float" office:value="30.95">
            <text:p>30.95</text:p>
          </table:table-cell>
          <table:table-cell office:value-type="string">
            <text:p>TWD -99</text:p>
          </table:table-cell>
          <table:table-cell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table:formula="of:=IF([.H75]=1;1;VALUE(MID([.H75];10;LEN([.H75]))))" office:value-type="float" office:value="1">
            <text:p>1</text:p>
          </table:table-cell>
          <table:table-cell office:value-type="string">
            <text:p>TWD -118</text:p>
          </table:table-cell>
          <table:table-cell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table:formula="of:=IF([.H76]=1;1;VALUE(MID([.H76];10;LEN([.H76]))))" office:value-type="float" office:value="47.94">
            <text:p>47.94</text:p>
          </table:table-cell>
          <table:table-cell office:value-type="string">
            <text:p>TWD -96</text:p>
          </table:table-cell>
          <table:table-cell table:formula="of:=VALUE(MID([.J76];5;LEN([.J76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table:formula="of:=IF([.H77]=1;1;VALUE(MID([.H77];10;LEN([.H77]))))" office:value-type="float" office:value="30.415">
            <text:p>30.42</text:p>
          </table:table-cell>
          <table:table-cell office:value-type="string">
            <text:p>TWD -90</text:p>
          </table:table-cell>
          <table:table-cell table:formula="of:=VALUE(MID([.J77];5;LEN([.J77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table:formula="of:=IF([.H78]=1;1;VALUE(MID([.H78];10;LEN([.H78]))))" office:value-type="float" office:value="30.415">
            <text:p>30.42</text:p>
          </table:table-cell>
          <table:table-cell office:value-type="string">
            <text:p>TWD -93</text:p>
          </table:table-cell>
          <table:table-cell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table:formula="of:=IF([.H79]=1;1;VALUE(MID([.H79];10;LEN([.H79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table:formula="of:=IF([.H80]=1;1;VALUE(MID([.H80];10;LEN([.H80]))))" office:value-type="float" office:value="46.93">
            <text:p>46.93</text:p>
          </table:table-cell>
          <table:table-cell office:value-type="string">
            <text:p>TWD -95</text:p>
          </table:table-cell>
          <table:table-cell table:formula="of:=VALUE(MID([.J80];5;LEN([.J80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table:formula="of:=IF([.H81]=1;1;VALUE(MID([.H81];10;LEN([.H81]))))" office:value-type="float" office:value="30.41">
            <text:p>30.41</text:p>
          </table:table-cell>
          <table:table-cell office:value-type="string">
            <text:p>TWD -90</text:p>
          </table:table-cell>
          <table:table-cell table:formula="of:=VALUE(MID([.J81];5;LEN([.J81])))" office:value-type="float" office:value="-90">
            <text:p>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table:formula="of:=IF([.H82]=1;1;VALUE(MID([.H82];10;LEN([.H82]))))" office:value-type="float" office:value="30.41">
            <text:p>30.41</text:p>
          </table:table-cell>
          <table:table-cell office:value-type="string">
            <text:p>TWD -96</text:p>
          </table:table-cell>
          <table:table-cell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83]=1;1;VALUE(MID([.H83];10;LEN([.H83]))))" office:value-type="float" office:value="1">
            <text:p>1</text:p>
          </table:table-cell>
          <table:table-cell office:value-type="string">
            <text:p>TWD -112</text:p>
          </table:table-cell>
          <table:table-cell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table:formula="of:=IF([.H84]=1;1;VALUE(MID([.H84];10;LEN([.H84]))))" office:value-type="float" office:value="46.91">
            <text:p>46.91</text:p>
          </table:table-cell>
          <table:table-cell office:value-type="string">
            <text:p>TWD -98</text:p>
          </table:table-cell>
          <table:table-cell table:formula="of:=VALUE(MID([.J84];5;LEN([.J84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table:formula="of:=IF([.H85]=1;1;VALUE(MID([.H85];10;LEN([.H85]))))" office:value-type="float" office:value="30.265">
            <text:p>30.27</text:p>
          </table:table-cell>
          <table:table-cell office:value-type="string">
            <text:p>TWD -92</text:p>
          </table:table-cell>
          <table:table-cell table:formula="of:=VALUE(MID([.J85];5;LEN([.J85])))" office:value-type="float" office:value="-92">
            <text:p>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table:formula="of:=IF([.H86]=1;1;VALUE(MID([.H86];10;LEN([.H86]))))" office:value-type="float" office:value="30.265">
            <text:p>30.27</text:p>
          </table:table-cell>
          <table:table-cell office:value-type="string">
            <text:p>TWD -95</text:p>
          </table:table-cell>
          <table:table-cell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table:formula="of:=IF([.H87]=1;1;VALUE(MID([.H87];10;LEN([.H87]))))" office:value-type="float" office:value="1">
            <text:p>1</text:p>
          </table:table-cell>
          <table:table-cell office:value-type="string">
            <text:p>TWD -108</text:p>
          </table:table-cell>
          <table:table-cell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table:formula="of:=IF([.H88]=1;1;VALUE(MID([.H88];10;LEN([.H88]))))" office:value-type="float" office:value="47.57">
            <text:p>47.57</text:p>
          </table:table-cell>
          <table:table-cell office:value-type="string">
            <text:p>TWD -101</text:p>
          </table:table-cell>
          <table:table-cell table:formula="of:=VALUE(MID([.J88];5;LEN([.J88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table:formula="of:=IF([.H89]=1;1;VALUE(MID([.H89];10;LEN([.H89]))))" office:value-type="float" office:value="30.32">
            <text:p>30.32</text:p>
          </table:table-cell>
          <table:table-cell office:value-type="string">
            <text:p>TWD -96</text:p>
          </table:table-cell>
          <table:table-cell table:formula="of:=VALUE(MID([.J89];5;LEN([.J89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table:formula="of:=IF([.H90]=1;1;VALUE(MID([.H90];10;LEN([.H90]))))" office:value-type="float" office:value="30.285">
            <text:p>30.29</text:p>
          </table:table-cell>
          <table:table-cell office:value-type="string">
            <text:p>TWD -92</text:p>
          </table:table-cell>
          <table:table-cell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table:formula="of:=IF([.H91]=1;1;VALUE(MID([.H91];10;LEN([.H91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table:formula="of:=IF([.H92]=1;1;VALUE(MID([.H92];10;LEN([.H92]))))" office:value-type="float" office:value="47.56">
            <text:p>47.56</text:p>
          </table:table-cell>
          <table:table-cell office:value-type="string">
            <text:p>TWD -99</text:p>
          </table:table-cell>
          <table:table-cell table:formula="of:=VALUE(MID([.J92];5;LEN([.J92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table:formula="of:=IF([.H93]=1;1;VALUE(MID([.H93];10;LEN([.H93]))))" office:value-type="float" office:value="30.585">
            <text:p>30.59</text:p>
          </table:table-cell>
          <table:table-cell office:value-type="string">
            <text:p>TWD -95</text:p>
          </table:table-cell>
          <table:table-cell table:formula="of:=VALUE(MID([.J93];5;LEN([.J93])))" office:value-type="float" office:value="-95">
            <text:p>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table:formula="of:=IF([.H94]=1;1;VALUE(MID([.H94];10;LEN([.H94]))))" office:value-type="float" office:value="30.585">
            <text:p>30.59</text:p>
          </table:table-cell>
          <table:table-cell office:value-type="string">
            <text:p>TWD -93</text:p>
          </table:table-cell>
          <table:table-cell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table:formula="of:=IF([.H95]=1;1;VALUE(MID([.H95];10;LEN([.H95]))))" office:value-type="float" office:value="1">
            <text:p>1</text:p>
          </table:table-cell>
          <table:table-cell office:value-type="string">
            <text:p>TWD -111</text:p>
          </table:table-cell>
          <table:table-cell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table:formula="of:=IF([.H96]=1;1;VALUE(MID([.H96];10;LEN([.H96]))))" office:value-type="float" office:value="46.07">
            <text:p>46.07</text:p>
          </table:table-cell>
          <table:table-cell office:value-type="string">
            <text:p>TWD -99</text:p>
          </table:table-cell>
          <table:table-cell table:formula="of:=VALUE(MID([.J96];5;LEN([.J96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table:formula="of:=IF([.H97]=1;1;VALUE(MID([.H97];10;LEN([.H97]))))" office:value-type="float" office:value="31.57">
            <text:p>31.57</text:p>
          </table:table-cell>
          <table:table-cell office:value-type="string">
            <text:p>TWD -96</text:p>
          </table:table-cell>
          <table:table-cell table:formula="of:=VALUE(MID([.J97];5;LEN([.J97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table:formula="of:=IF([.H98]=1;1;VALUE(MID([.H98];10;LEN([.H98]))))" office:value-type="float" office:value="31.57">
            <text:p>31.57</text:p>
          </table:table-cell>
          <table:table-cell office:value-type="string">
            <text:p>TWD -91</text:p>
          </table:table-cell>
          <table:table-cell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table:formula="of:=IF([.H99]=1;1;VALUE(MID([.H99];10;LEN([.H99]))))" office:value-type="float" office:value="47.89">
            <text:p>47.89</text:p>
          </table:table-cell>
          <table:table-cell office:value-type="string">
            <text:p>TWD 23</text:p>
          </table:table-cell>
          <table:table-cell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table:formula="of:=IF([.H100]=1;1;VALUE(MID([.H100];10;LEN([.H10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table:formula="of:=IF([.H101]=1;1;VALUE(MID([.H101];10;LEN([.H101]))))" office:value-type="float" office:value="45.16">
            <text:p>45.16</text:p>
          </table:table-cell>
          <table:table-cell office:value-type="string">
            <text:p>TWD -102</text:p>
          </table:table-cell>
          <table:table-cell table:formula="of:=VALUE(MID([.J101];5;LEN([.J101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table:formula="of:=IF([.H102]=1;1;VALUE(MID([.H102];10;LEN([.H102]))))" office:value-type="float" office:value="32.07">
            <text:p>32.07</text:p>
          </table:table-cell>
          <table:table-cell office:value-type="string">
            <text:p>TWD -100</text:p>
          </table:table-cell>
          <table:table-cell table:formula="of:=VALUE(MID([.J102];5;LEN([.J102])))" office:value-type="float" office:value="-100">
            <text:p>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table:formula="of:=IF([.H103]=1;1;VALUE(MID([.H103];10;LEN([.H103]))))" office:value-type="float" office:value="32.1">
            <text:p>32.1</text:p>
          </table:table-cell>
          <table:table-cell office:value-type="string">
            <text:p>TWD -93</text:p>
          </table:table-cell>
          <table:table-cell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table:formula="of:=IF([.H104]=1;1;VALUE(MID([.H104];10;LEN([.H104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table:formula="of:=IF([.H105]=1;1;VALUE(MID([.H105];10;LEN([.H105]))))" office:value-type="float" office:value="42">
            <text:p>42</text:p>
          </table:table-cell>
          <table:table-cell office:value-type="string">
            <text:p>TWD -103</text:p>
          </table:table-cell>
          <table:table-cell table:formula="of:=VALUE(MID([.J105];5;LEN([.J105])))" office:value-type="float" office:value="-103">
            <text:p>-10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table:formula="of:=IF([.H106]=1;1;VALUE(MID([.H106];10;LEN([.H106]))))" office:value-type="float" office:value="32.745">
            <text:p>32.75</text:p>
          </table:table-cell>
          <table:table-cell office:value-type="string">
            <text:p>TWD -98</text:p>
          </table:table-cell>
          <table:table-cell table:formula="of:=VALUE(MID([.J106];5;LEN([.J106])))" office:value-type="float" office:value="-98">
            <text:p>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table:formula="of:=IF([.H107]=1;1;VALUE(MID([.H107];10;LEN([.H107]))))" office:value-type="float" office:value="32.745">
            <text:p>32.75</text:p>
          </table:table-cell>
          <table:table-cell office:value-type="string">
            <text:p>TWD -82</text:p>
          </table:table-cell>
          <table:table-cell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table:formula="of:=IF([.H108]=1;1;VALUE(MID([.H108];10;LEN([.H108]))))" office:value-type="float" office:value="1">
            <text:p>1</text:p>
          </table:table-cell>
          <table:table-cell office:value-type="string">
            <text:p>TWD -107</text:p>
          </table:table-cell>
          <table:table-cell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table:formula="of:=IF([.H109]=1;1;VALUE(MID([.H109];10;LEN([.H109]))))" office:value-type="float" office:value="42.02">
            <text:p>42.02</text:p>
          </table:table-cell>
          <table:table-cell office:value-type="string">
            <text:p>TWD -100</text:p>
          </table:table-cell>
          <table:table-cell table:formula="of:=VALUE(MID([.J109];5;LEN([.J109])))" office:value-type="float" office:value="-100">
            <text:p>-10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table:formula="of:=IF([.H110]=1;1;VALUE(MID([.H110];10;LEN([.H110]))))" office:value-type="float" office:value="33.26">
            <text:p>33.26</text:p>
          </table:table-cell>
          <table:table-cell office:value-type="string">
            <text:p>TWD -101</text:p>
          </table:table-cell>
          <table:table-cell table:formula="of:=VALUE(MID([.J110];5;LEN([.J110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table:formula="of:=IF([.H111]=1;1;VALUE(MID([.H111];10;LEN([.H111]))))" office:value-type="float" office:value="33.26">
            <text:p>33.26</text:p>
          </table:table-cell>
          <table:table-cell office:value-type="string">
            <text:p>TWD -95</text:p>
          </table:table-cell>
          <table:table-cell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table:formula="of:=IF([.H112]=1;1;VALUE(MID([.H112];10;LEN([.H112]))))" office:value-type="float" office:value="1">
            <text:p>1</text:p>
          </table:table-cell>
          <table:table-cell office:value-type="string">
            <text:p>TWD 14250</text:p>
          </table:table-cell>
          <table:table-cell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table:formula="of:=IF([.H113]=1;1;VALUE(MID([.H113];10;LEN([.H113]))))" office:value-type="float" office:value="44.84">
            <text:p>44.84</text:p>
          </table:table-cell>
          <table:table-cell office:value-type="string">
            <text:p>TWD 14250</text:p>
          </table:table-cell>
          <table:table-cell table:formula="of:=VALUE(MID([.J113];5;LEN([.J113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table:formula="of:=IF([.H114]=1;1;VALUE(MID([.H114];10;LEN([.H114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4];5;LEN([.J114])))" office:value-type="float" office:value="14250">
            <text:p>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table:formula="of:=IF([.H115]=1;1;VALUE(MID([.H115];10;LEN([.H115]))))" office:value-type="float" office:value="33.26">
            <text:p>33.26</text:p>
          </table:table-cell>
          <table:table-cell office:value-type="string">
            <text:p>TWD 14250</text:p>
          </table:table-cell>
          <table:table-cell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table:formula="of:=IF([.H116]=1;1;VALUE(MID([.H116];10;LEN([.H116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table:formula="of:=IF([.H117]=1;1;VALUE(MID([.H117];10;LEN([.H117]))))" office:value-type="float" office:value="45.82">
            <text:p>45.82</text:p>
          </table:table-cell>
          <table:table-cell office:value-type="string">
            <text:p>TWD -101</text:p>
          </table:table-cell>
          <table:table-cell table:formula="of:=VALUE(MID([.J117];5;LEN([.J117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table:formula="of:=IF([.H118]=1;1;VALUE(MID([.H118];10;LEN([.H118]))))" office:value-type="float" office:value="32.675">
            <text:p>32.68</text:p>
          </table:table-cell>
          <table:table-cell office:value-type="string">
            <text:p>TWD -101</text:p>
          </table:table-cell>
          <table:table-cell table:formula="of:=VALUE(MID([.J118];5;LEN([.J118])))" office:value-type="float" office:value="-101">
            <text:p>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table:formula="of:=IF([.H119]=1;1;VALUE(MID([.H119];10;LEN([.H119]))))" office:value-type="float" office:value="32.675">
            <text:p>32.68</text:p>
          </table:table-cell>
          <table:table-cell office:value-type="string">
            <text:p>TWD -99</text:p>
          </table:table-cell>
          <table:table-cell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table:formula="of:=IF([.H120]=1;1;VALUE(MID([.H120];10;LEN([.H120]))))" office:value-type="float" office:value="1">
            <text:p>1</text:p>
          </table:table-cell>
          <table:table-cell office:value-type="string">
            <text:p>TWD -102</text:p>
          </table:table-cell>
          <table:table-cell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table:formula="of:=IF([.H121]=1;1;VALUE(MID([.H121];10;LEN([.H121]))))" office:value-type="float" office:value="42.81">
            <text:p>42.81</text:p>
          </table:table-cell>
          <table:table-cell office:value-type="string">
            <text:p>TWD -98</text:p>
          </table:table-cell>
          <table:table-cell table:formula="of:=VALUE(MID([.J121];5;LEN([.J121])))" office:value-type="float" office:value="-98">
            <text:p>-9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table:formula="of:=IF([.H122]=1;1;VALUE(MID([.H122];10;LEN([.H122]))))" office:value-type="float" office:value="33.745">
            <text:p>33.75</text:p>
          </table:table-cell>
          <table:table-cell office:value-type="string">
            <text:p>TWD -102</text:p>
          </table:table-cell>
          <table:table-cell table:formula="of:=VALUE(MID([.J122];5;LEN([.J122])))" office:value-type="float" office:value="-102">
            <text:p>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table:formula="of:=IF([.H123]=1;1;VALUE(MID([.H123];10;LEN([.H123]))))" office:value-type="float" office:value="33.745">
            <text:p>33.75</text:p>
          </table:table-cell>
          <table:table-cell office:value-type="string">
            <text:p>TWD -101</text:p>
          </table:table-cell>
          <table:table-cell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table:formula="of:=IF([.H124]=1;1;VALUE(MID([.H124];10;LEN([.H124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table:formula="of:=IF([.H125]=1;1;VALUE(MID([.H125];10;LEN([.H125]))))" office:value-type="float" office:value="44.07">
            <text:p>44.07</text:p>
          </table:table-cell>
          <table:table-cell office:value-type="string">
            <text:p>TWD -96</text:p>
          </table:table-cell>
          <table:table-cell table:formula="of:=VALUE(MID([.J125];5;LEN([.J125])))" office:value-type="float" office:value="-96">
            <text:p>-9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table:formula="of:=IF([.H126]=1;1;VALUE(MID([.H126];10;LEN([.H126]))))" office:value-type="float" office:value="35.1">
            <text:p>35.1</text:p>
          </table:table-cell>
          <table:table-cell office:value-type="string">
            <text:p>TWD -96</text:p>
          </table:table-cell>
          <table:table-cell table:formula="of:=VALUE(MID([.J126];5;LEN([.J126])))" office:value-type="float" office:value="-96">
            <text:p>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table:formula="of:=IF([.H127]=1;1;VALUE(MID([.H127];10;LEN([.H127]))))" office:value-type="float" office:value="35.1">
            <text:p>35.1</text:p>
          </table:table-cell>
          <table:table-cell office:value-type="string">
            <text:p>TWD -102</text:p>
          </table:table-cell>
          <table:table-cell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table:formula="of:=IF([.H128]=1;1;VALUE(MID([.H128];10;LEN([.H128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table:formula="of:=IF([.H129]=1;1;VALUE(MID([.H129];10;LEN([.H129]))))" office:value-type="float" office:value="44.8">
            <text:p>44.8</text:p>
          </table:table-cell>
          <table:table-cell office:value-type="string">
            <text:p>TWD -91</text:p>
          </table:table-cell>
          <table:table-cell table:formula="of:=VALUE(MID([.J129];5;LEN([.J129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table:formula="of:=IF([.H130]=1;1;VALUE(MID([.H130];10;LEN([.H130]))))" office:value-type="float" office:value="33.925">
            <text:p>33.93</text:p>
          </table:table-cell>
          <table:table-cell office:value-type="string">
            <text:p>TWD -93</text:p>
          </table:table-cell>
          <table:table-cell table:formula="of:=VALUE(MID([.J130];5;LEN([.J130])))" office:value-type="float" office:value="-93">
            <text:p>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table:formula="of:=IF([.H131]=1;1;VALUE(MID([.H131];10;LEN([.H131]))))" office:value-type="float" office:value="33.925">
            <text:p>33.93</text:p>
          </table:table-cell>
          <table:table-cell office:value-type="string">
            <text:p>TWD -110</text:p>
          </table:table-cell>
          <table:table-cell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table:formula="of:=IF([.H132]=1;1;VALUE(MID([.H132];10;LEN([.H132]))))" office:value-type="float" office:value="1">
            <text:p>1</text:p>
          </table:table-cell>
          <table:table-cell office:value-type="string">
            <text:p>TWD -115</text:p>
          </table:table-cell>
          <table:table-cell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table:formula="of:=IF([.H133]=1;1;VALUE(MID([.H133];10;LEN([.H133]))))" office:value-type="float" office:value="43.7">
            <text:p>43.7</text:p>
          </table:table-cell>
          <table:table-cell office:value-type="string">
            <text:p>TWD -92</text:p>
          </table:table-cell>
          <table:table-cell table:formula="of:=VALUE(MID([.J133];5;LEN([.J133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table:formula="of:=IF([.H134]=1;1;VALUE(MID([.H134];10;LEN([.H134]))))" office:value-type="float" office:value="33.01">
            <text:p>33.01</text:p>
          </table:table-cell>
          <table:table-cell office:value-type="string">
            <text:p>TWD -91</text:p>
          </table:table-cell>
          <table:table-cell table:formula="of:=VALUE(MID([.J134];5;LEN([.J134])))" office:value-type="float" office:value="-91">
            <text:p>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table:formula="of:=IF([.H135]=1;1;VALUE(MID([.H135];10;LEN([.H135]))))" office:value-type="float" office:value="32.865">
            <text:p>32.87</text:p>
          </table:table-cell>
          <table:table-cell office:value-type="string">
            <text:p>TWD -105</text:p>
          </table:table-cell>
          <table:table-cell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table:formula="of:=IF([.H136]=1;1;VALUE(MID([.H136];10;LEN([.H136]))))" office:value-type="float" office:value="1">
            <text:p>1</text:p>
          </table:table-cell>
          <table:table-cell office:value-type="string">
            <text:p>TWD -117</text:p>
          </table:table-cell>
          <table:table-cell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table:formula="of:=IF([.H137]=1;1;VALUE(MID([.H137];10;LEN([.H137]))))" office:value-type="float" office:value="45.6">
            <text:p>45.6</text:p>
          </table:table-cell>
          <table:table-cell office:value-type="string">
            <text:p>TWD -90</text:p>
          </table:table-cell>
          <table:table-cell table:formula="of:=VALUE(MID([.J137];5;LEN([.J137])))" office:value-type="float" office:value="-90">
            <text:p>-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table:formula="of:=IF([.H138]=1;1;VALUE(MID([.H138];10;LEN([.H138]))))" office:value-type="float" office:value="32.265">
            <text:p>32.27</text:p>
          </table:table-cell>
          <table:table-cell office:value-type="string">
            <text:p>TWD -87</text:p>
          </table:table-cell>
          <table:table-cell table:formula="of:=VALUE(MID([.J138];5;LEN([.J138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table:formula="of:=IF([.H139]=1;1;VALUE(MID([.H139];10;LEN([.H139]))))" office:value-type="float" office:value="32.265">
            <text:p>32.27</text:p>
          </table:table-cell>
          <table:table-cell office:value-type="string">
            <text:p>TWD -109</text:p>
          </table:table-cell>
          <table:table-cell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table:formula="of:=IF([.H140]=1;1;VALUE(MID([.H140];10;LEN([.H140]))))" office:value-type="float" office:value="1">
            <text:p>1</text:p>
          </table:table-cell>
          <table:table-cell office:value-type="string">
            <text:p>TWD -109</text:p>
          </table:table-cell>
          <table:table-cell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table:formula="of:=IF([.H141]=1;1;VALUE(MID([.H141];10;LEN([.H141]))))" office:value-type="float" office:value="45.73">
            <text:p>45.73</text:p>
          </table:table-cell>
          <table:table-cell office:value-type="string">
            <text:p>TWD -91</text:p>
          </table:table-cell>
          <table:table-cell table:formula="of:=VALUE(MID([.J141];5;LEN([.J141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table:formula="of:=IF([.H142]=1;1;VALUE(MID([.H142];10;LEN([.H142]))))" office:value-type="float" office:value="32.72">
            <text:p>32.72</text:p>
          </table:table-cell>
          <table:table-cell office:value-type="string">
            <text:p>TWD -89</text:p>
          </table:table-cell>
          <table:table-cell table:formula="of:=VALUE(MID([.J142];5;LEN([.J142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table:formula="of:=IF([.H143]=1;1;VALUE(MID([.H143];10;LEN([.H143]))))" office:value-type="float" office:value="32.7">
            <text:p>32.7</text:p>
          </table:table-cell>
          <table:table-cell office:value-type="string">
            <text:p>TWD -114</text:p>
          </table:table-cell>
          <table:table-cell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table:formula="of:=IF([.H144]=1;1;VALUE(MID([.H144];10;LEN([.H144]))))" office:value-type="float" office:value="1">
            <text:p>1</text:p>
          </table:table-cell>
          <table:table-cell office:value-type="string">
            <text:p>TWD -116</text:p>
          </table:table-cell>
          <table:table-cell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table:formula="of:=IF([.H145]=1;1;VALUE(MID([.H145];10;LEN([.H145]))))" office:value-type="float" office:value="46.12">
            <text:p>46.12</text:p>
          </table:table-cell>
          <table:table-cell office:value-type="string">
            <text:p>TWD -87</text:p>
          </table:table-cell>
          <table:table-cell table:formula="of:=VALUE(MID([.J145];5;LEN([.J145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table:formula="of:=IF([.H146]=1;1;VALUE(MID([.H146];10;LEN([.H146]))))" office:value-type="float" office:value="32.73">
            <text:p>32.73</text:p>
          </table:table-cell>
          <table:table-cell office:value-type="string">
            <text:p>TWD -85</text:p>
          </table:table-cell>
          <table:table-cell table:formula="of:=VALUE(MID([.J146];5;LEN([.J146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table:formula="of:=IF([.H147]=1;1;VALUE(MID([.H147];10;LEN([.H147]))))" office:value-type="float" office:value="32.73">
            <text:p>32.73</text:p>
          </table:table-cell>
          <table:table-cell office:value-type="string">
            <text:p>TWD -115</text:p>
          </table:table-cell>
          <table:table-cell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table:formula="of:=IF([.H148]=1;1;VALUE(MID([.H148];10;LEN([.H148]))))" office:value-type="float" office:value="46.89">
            <text:p>46.89</text:p>
          </table:table-cell>
          <table:table-cell office:value-type="string">
            <text:p>TWD 419</text:p>
          </table:table-cell>
          <table:table-cell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table:formula="of:=IF([.H149]=1;1;VALUE(MID([.H149];10;LEN([.H149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table:formula="of:=IF([.H150]=1;1;VALUE(MID([.H150];10;LEN([.H150]))))" office:value-type="float" office:value="46.83">
            <text:p>46.83</text:p>
          </table:table-cell>
          <table:table-cell office:value-type="string">
            <text:p>TWD -92</text:p>
          </table:table-cell>
          <table:table-cell table:formula="of:=VALUE(MID([.J150];5;LEN([.J150])))" office:value-type="float" office:value="-92">
            <text:p>-9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table:formula="of:=IF([.H151]=1;1;VALUE(MID([.H151];10;LEN([.H151]))))" office:value-type="float" office:value="32.825">
            <text:p>32.83</text:p>
          </table:table-cell>
          <table:table-cell office:value-type="string">
            <text:p>TWD -89</text:p>
          </table:table-cell>
          <table:table-cell table:formula="of:=VALUE(MID([.J151];5;LEN([.J151])))" office:value-type="float" office:value="-89">
            <text:p>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table:formula="of:=IF([.H152]=1;1;VALUE(MID([.H152];10;LEN([.H152]))))" office:value-type="float" office:value="32.85">
            <text:p>32.85</text:p>
          </table:table-cell>
          <table:table-cell office:value-type="string">
            <text:p>TWD -112</text:p>
          </table:table-cell>
          <table:table-cell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table:formula="of:=IF([.H153]=1;1;VALUE(MID([.H153];10;LEN([.H153]))))" office:value-type="float" office:value="1">
            <text:p>1</text:p>
          </table:table-cell>
          <table:table-cell office:value-type="string">
            <text:p>TWD -114</text:p>
          </table:table-cell>
          <table:table-cell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table:formula="of:=IF([.H154]=1;1;VALUE(MID([.H154];10;LEN([.H154]))))" office:value-type="float" office:value="46.82">
            <text:p>46.82</text:p>
          </table:table-cell>
          <table:table-cell office:value-type="string">
            <text:p>TWD -91</text:p>
          </table:table-cell>
          <table:table-cell table:formula="of:=VALUE(MID([.J154];5;LEN([.J154])))" office:value-type="float" office:value="-91">
            <text:p>-9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table:formula="of:=IF([.H155]=1;1;VALUE(MID([.H155];10;LEN([.H155]))))" office:value-type="float" office:value="32.215">
            <text:p>32.22</text:p>
          </table:table-cell>
          <table:table-cell office:value-type="string">
            <text:p>TWD -86</text:p>
          </table:table-cell>
          <table:table-cell table:formula="of:=VALUE(MID([.J155];5;LEN([.J155])))" office:value-type="float" office:value="-86">
            <text:p>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table:formula="of:=IF([.H156]=1;1;VALUE(MID([.H156];10;LEN([.H156]))))" office:value-type="float" office:value="32.08">
            <text:p>32.08</text:p>
          </table:table-cell>
          <table:table-cell office:value-type="string">
            <text:p>TWD -112</text:p>
          </table:table-cell>
          <table:table-cell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table:formula="of:=IF([.H157]=1;1;VALUE(MID([.H157];10;LEN([.H157]))))" office:value-type="float" office:value="1">
            <text:p>1</text:p>
          </table:table-cell>
          <table:table-cell office:value-type="string">
            <text:p>TWD -110</text:p>
          </table:table-cell>
          <table:table-cell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table:formula="of:=IF([.H158]=1;1;VALUE(MID([.H158];10;LEN([.H158]))))" office:value-type="float" office:value="47.82">
            <text:p>47.82</text:p>
          </table:table-cell>
          <table:table-cell office:value-type="string">
            <text:p>TWD -93</text:p>
          </table:table-cell>
          <table:table-cell table:formula="of:=VALUE(MID([.J158];5;LEN([.J158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table:formula="of:=IF([.H159]=1;1;VALUE(MID([.H159];10;LEN([.H159]))))" office:value-type="float" office:value="32.52">
            <text:p>32.52</text:p>
          </table:table-cell>
          <table:table-cell office:value-type="string">
            <text:p>TWD -88</text:p>
          </table:table-cell>
          <table:table-cell table:formula="of:=VALUE(MID([.J159];5;LEN([.J159])))" office:value-type="float" office:value="-88">
            <text:p>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table:formula="of:=IF([.H160]=1;1;VALUE(MID([.H160];10;LEN([.H160]))))" office:value-type="float" office:value="32.52">
            <text:p>32.52</text:p>
          </table:table-cell>
          <table:table-cell office:value-type="string">
            <text:p>TWD -112</text:p>
          </table:table-cell>
          <table:table-cell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161]=1;1;VALUE(MID([.H161];10;LEN([.H161]))))" office:value-type="float" office:value="1">
            <text:p>1</text:p>
          </table:table-cell>
          <table:table-cell office:value-type="string">
            <text:p>TWD -121</text:p>
          </table:table-cell>
          <table:table-cell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table:formula="of:=IF([.H162]=1;1;VALUE(MID([.H162];10;LEN([.H162]))))" office:value-type="float" office:value="48.14">
            <text:p>48.14</text:p>
          </table:table-cell>
          <table:table-cell office:value-type="string">
            <text:p>TWD -93</text:p>
          </table:table-cell>
          <table:table-cell table:formula="of:=VALUE(MID([.J162];5;LEN([.J162])))" office:value-type="float" office:value="-93">
            <text:p>-9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table:formula="of:=IF([.H163]=1;1;VALUE(MID([.H163];10;LEN([.H163]))))" office:value-type="float" office:value="32.14">
            <text:p>32.14</text:p>
          </table:table-cell>
          <table:table-cell office:value-type="string">
            <text:p>TWD -87</text:p>
          </table:table-cell>
          <table:table-cell table:formula="of:=VALUE(MID([.J163];5;LEN([.J163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table:formula="of:=IF([.H164]=1;1;VALUE(MID([.H164];10;LEN([.H164]))))" office:value-type="float" office:value="32.14">
            <text:p>32.14</text:p>
          </table:table-cell>
          <table:table-cell office:value-type="string">
            <text:p>TWD -112</text:p>
          </table:table-cell>
          <table:table-cell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165]=1;1;VALUE(MID([.H165];10;LEN([.H165]))))" office:value-type="float" office:value="1">
            <text:p>1</text:p>
          </table:table-cell>
          <table:table-cell office:value-type="string">
            <text:p>TWD -128</text:p>
          </table:table-cell>
          <table:table-cell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table:formula="of:=IF([.H166]=1;1;VALUE(MID([.H166];10;LEN([.H166]))))" office:value-type="float" office:value="46.01">
            <text:p>46.01</text:p>
          </table:table-cell>
          <table:table-cell office:value-type="string">
            <text:p>TWD -87</text:p>
          </table:table-cell>
          <table:table-cell table:formula="of:=VALUE(MID([.J166];5;LEN([.J166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table:formula="of:=IF([.H167]=1;1;VALUE(MID([.H167];10;LEN([.H167]))))" office:value-type="float" office:value="32.105">
            <text:p>32.11</text:p>
          </table:table-cell>
          <table:table-cell office:value-type="string">
            <text:p>TWD -85</text:p>
          </table:table-cell>
          <table:table-cell table:formula="of:=VALUE(MID([.J167];5;LEN([.J167])))" office:value-type="float" office:value="-85">
            <text:p>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table:formula="of:=IF([.H168]=1;1;VALUE(MID([.H168];10;LEN([.H168]))))" office:value-type="float" office:value="32.105">
            <text:p>32.11</text:p>
          </table:table-cell>
          <table:table-cell office:value-type="string">
            <text:p>TWD -113</text:p>
          </table:table-cell>
          <table:table-cell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table:formula="of:=IF([.H169]=1;1;VALUE(MID([.H169];10;LEN([.H169]))))" office:value-type="float" office:value="1">
            <text:p>1</text:p>
          </table:table-cell>
          <table:table-cell office:value-type="string">
            <text:p>TWD -123</text:p>
          </table:table-cell>
          <table:table-cell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table:formula="of:=IF([.H170]=1;1;VALUE(MID([.H170];10;LEN([.H170]))))" office:value-type="float" office:value="44.21">
            <text:p>44.21</text:p>
          </table:table-cell>
          <table:table-cell office:value-type="string">
            <text:p>TWD -87</text:p>
          </table:table-cell>
          <table:table-cell table:formula="of:=VALUE(MID([.J170];5;LEN([.J170])))" office:value-type="float" office:value="-87">
            <text:p>-87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table:formula="of:=IF([.H171]=1;1;VALUE(MID([.H171];10;LEN([.H171]))))" office:value-type="float" office:value="31.98">
            <text:p>31.98</text:p>
          </table:table-cell>
          <table:table-cell office:value-type="string">
            <text:p>TWD -87</text:p>
          </table:table-cell>
          <table:table-cell table:formula="of:=VALUE(MID([.J171];5;LEN([.J171])))" office:value-type="float" office:value="-87">
            <text:p>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table:formula="of:=IF([.H172]=1;1;VALUE(MID([.H172];10;LEN([.H172]))))" office:value-type="float" office:value="31.98">
            <text:p>31.98</text:p>
          </table:table-cell>
          <table:table-cell office:value-type="string">
            <text:p>TWD -116</text:p>
          </table:table-cell>
          <table:table-cell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3]=1;1;VALUE(MID([.H173];10;LEN([.H173]))))" office:value-type="float" office:value="1">
            <text:p>1</text:p>
          </table:table-cell>
          <table:table-cell office:value-type="string">
            <text:p>TWD -31680</text:p>
          </table:table-cell>
          <table:table-cell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4]=1;1;VALUE(MID([.H174];10;LEN([.H17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5]=1;1;VALUE(MID([.H175];10;LEN([.H17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table:formula="of:=IF([.H176]=1;1;VALUE(MID([.H176];10;LEN([.H176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7]=1;1;VALUE(MID([.H177];10;LEN([.H177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8]=1;1;VALUE(MID([.H178];10;LEN([.H178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table:formula="of:=IF([.H179]=1;1;VALUE(MID([.H179];10;LEN([.H179]))))" office:value-type="float" office:value="43.85">
            <text:p>43.85</text:p>
          </table:table-cell>
          <table:table-cell office:value-type="string">
            <text:p>TWD 1188</text:p>
          </table:table-cell>
          <table:table-cell table:formula="of:=VALUE(MID([.J179];5;LEN([.J179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0]=1;1;VALUE(MID([.H180];10;LEN([.H180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0];5;LEN([.J18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1]=1;1;VALUE(MID([.H181];10;LEN([.H181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1];5;LEN([.J18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table:formula="of:=IF([.H182]=1;1;VALUE(MID([.H182];10;LEN([.H182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2];5;LEN([.J18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3]=1;1;VALUE(MID([.H183];10;LEN([.H183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3];5;LEN([.J18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4]=1;1;VALUE(MID([.H184];10;LEN([.H184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4];5;LEN([.J18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table:formula="of:=IF([.H185]=1;1;VALUE(MID([.H185];10;LEN([.H185]))))" office:value-type="float" office:value="32.12">
            <text:p>32.12</text:p>
          </table:table-cell>
          <table:table-cell office:value-type="string">
            <text:p>TWD 1188</text:p>
          </table:table-cell>
          <table:table-cell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table:formula="of:=IF([.H186]=1;1;VALUE(MID([.H186];10;LEN([.H186]))))" office:value-type="float" office:value="1">
            <text:p>1</text:p>
          </table:table-cell>
          <table:table-cell office:value-type="string">
            <text:p>TWD -18</text:p>
          </table:table-cell>
          <table:table-cell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table:formula="of:=IF([.H187]=1;1;VALUE(MID([.H187];10;LEN([.H187]))))" office:value-type="float" office:value="43.39">
            <text:p>43.39</text:p>
          </table:table-cell>
          <table:table-cell office:value-type="string">
            <text:p>TWD -120</text:p>
          </table:table-cell>
          <table:table-cell table:formula="of:=VALUE(MID([.J187];5;LEN([.J187])))" office:value-type="float" office:value="-120">
            <text:p>-12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table:formula="of:=IF([.H188]=1;1;VALUE(MID([.H188];10;LEN([.H188]))))" office:value-type="float" office:value="31.99">
            <text:p>31.99</text:p>
          </table:table-cell>
          <table:table-cell office:value-type="string">
            <text:p>TWD -122</text:p>
          </table:table-cell>
          <table:table-cell table:formula="of:=VALUE(MID([.J188];5;LEN([.J188])))" office:value-type="float" office:value="-122">
            <text:p>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table:formula="of:=IF([.H189]=1;1;VALUE(MID([.H189];10;LEN([.H189]))))" office:value-type="float" office:value="31.99">
            <text:p>31.99</text:p>
          </table:table-cell>
          <table:table-cell office:value-type="string">
            <text:p>TWD -153</text:p>
          </table:table-cell>
          <table:table-cell table:formula="of:=VALUE(MID([.J189];5;LEN([.J189])))" office:value-type="float" office:value="-153">
            <text:p>-153</text:p>
          </table:table-cell>
          <table:table-cell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table:formula="of:=IF([.H190]=1;1;VALUE(MID([.H190];10;LEN([.H190]))))" office:value-type="float" office:value="31.71">
            <text:p>31.71</text:p>
          </table:table-cell>
          <table:table-cell office:value-type="string">
            <text:p>TWD -31909</text:p>
          </table:table-cell>
          <table:table-cell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table:formula="of:=IF([.H191]=1;1;VALUE(MID([.H191];10;LEN([.H191]))))" office:value-type="float" office:value="1">
            <text:p>1</text:p>
          </table:table-cell>
          <table:table-cell office:value-type="string">
            <text:p>TWD -28</text:p>
          </table:table-cell>
          <table:table-cell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table:formula="of:=IF([.H192]=1;1;VALUE(MID([.H192];10;LEN([.H192]))))" office:value-type="float" office:value="42.42">
            <text:p>42.42</text:p>
          </table:table-cell>
          <table:table-cell office:value-type="string">
            <text:p>TWD -190</text:p>
          </table:table-cell>
          <table:table-cell table:formula="of:=VALUE(MID([.J192];5;LEN([.J192])))" office:value-type="float" office:value="-190">
            <text:p>-19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table:formula="of:=IF([.H193]=1;1;VALUE(MID([.H193];10;LEN([.H193]))))" office:value-type="float" office:value="31.72">
            <text:p>31.72</text:p>
          </table:table-cell>
          <table:table-cell office:value-type="string">
            <text:p>TWD -190</text:p>
          </table:table-cell>
          <table:table-cell table:formula="of:=VALUE(MID([.J193];5;LEN([.J193])))" office:value-type="float" office:value="-190">
            <text:p>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table:formula="of:=IF([.H194]=1;1;VALUE(MID([.H194];10;LEN([.H194]))))" office:value-type="float" office:value="31.72">
            <text:p>31.72</text:p>
          </table:table-cell>
          <table:table-cell office:value-type="string">
            <text:p>TWD -5</text:p>
          </table:table-cell>
          <table:table-cell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table:formula="of:=IF([.H195]=1;1;VALUE(MID([.H195];10;LEN([.H19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table:formula="of:=IF([.H196]=1;1;VALUE(MID([.H196];10;LEN([.H196]))))" office:value-type="float" office:value="42.38">
            <text:p>42.38</text:p>
          </table:table-cell>
          <table:table-cell office:value-type="string">
            <text:p>TWD 1188</text:p>
          </table:table-cell>
          <table:table-cell table:formula="of:=VALUE(MID([.J196];5;LEN([.J19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table:formula="of:=IF([.H197]=1;1;VALUE(MID([.H197];10;LEN([.H197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7];5;LEN([.J19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table:formula="of:=IF([.H198]=1;1;VALUE(MID([.H198];10;LEN([.H198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table:formula="of:=IF([.H199]=1;1;VALUE(MID([.H199];10;LEN([.H199]))))" office:value-type="float" office:value="1">
            <text:p>1</text:p>
          </table:table-cell>
          <table:table-cell office:value-type="string">
            <text:p>TWD -33</text:p>
          </table:table-cell>
          <table:table-cell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table:formula="of:=IF([.H200]=1;1;VALUE(MID([.H200];10;LEN([.H200]))))" office:value-type="float" office:value="41.32">
            <text:p>41.32</text:p>
          </table:table-cell>
          <table:table-cell office:value-type="string">
            <text:p>TWD -182</text:p>
          </table:table-cell>
          <table:table-cell table:formula="of:=VALUE(MID([.J200];5;LEN([.J200])))" office:value-type="float" office:value="-182">
            <text:p>-18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table:formula="of:=IF([.H201]=1;1;VALUE(MID([.H201];10;LEN([.H201]))))" office:value-type="float" office:value="31.345">
            <text:p>31.35</text:p>
          </table:table-cell>
          <table:table-cell office:value-type="string">
            <text:p>TWD -187</text:p>
          </table:table-cell>
          <table:table-cell table:formula="of:=VALUE(MID([.J201];5;LEN([.J201])))" office:value-type="float" office:value="-187">
            <text:p>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table:formula="of:=IF([.H202]=1;1;VALUE(MID([.H202];10;LEN([.H202]))))" office:value-type="float" office:value="31.33">
            <text:p>31.33</text:p>
          </table:table-cell>
          <table:table-cell office:value-type="string">
            <text:p>TWD -11</text:p>
          </table:table-cell>
          <table:table-cell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table:formula="of:=IF([.H203]=1;1;VALUE(MID([.H203];10;LEN([.H203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table:formula="of:=IF([.H204]=1;1;VALUE(MID([.H204];10;LEN([.H204]))))" office:value-type="float" office:value="40.77">
            <text:p>40.77</text:p>
          </table:table-cell>
          <table:table-cell office:value-type="string">
            <text:p>TWD 1188</text:p>
          </table:table-cell>
          <table:table-cell table:formula="of:=VALUE(MID([.J204];5;LEN([.J20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table:formula="of:=IF([.H205]=1;1;VALUE(MID([.H205];10;LEN([.H205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5];5;LEN([.J205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table:formula="of:=IF([.H206]=1;1;VALUE(MID([.H206];10;LEN([.H206]))))" office:value-type="float" office:value="31.625">
            <text:p>31.63</text:p>
          </table:table-cell>
          <table:table-cell office:value-type="string">
            <text:p>TWD 1188</text:p>
          </table:table-cell>
          <table:table-cell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table:formula="of:=IF([.H207]=1;1;VALUE(MID([.H207];10;LEN([.H207]))))" office:value-type="float" office:value="1">
            <text:p>1</text:p>
          </table:table-cell>
          <table:table-cell office:value-type="string">
            <text:p>TWD -39</text:p>
          </table:table-cell>
          <table:table-cell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table:formula="of:=IF([.H208]=1;1;VALUE(MID([.H208];10;LEN([.H208]))))" office:value-type="float" office:value="39.21">
            <text:p>39.21</text:p>
          </table:table-cell>
          <table:table-cell office:value-type="string">
            <text:p>TWD -173</text:p>
          </table:table-cell>
          <table:table-cell table:formula="of:=VALUE(MID([.J208];5;LEN([.J208])))" office:value-type="float" office:value="-173">
            <text:p>-17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table:formula="of:=IF([.H209]=1;1;VALUE(MID([.H209];10;LEN([.H209]))))" office:value-type="float" office:value="32.045">
            <text:p>32.05</text:p>
          </table:table-cell>
          <table:table-cell office:value-type="string">
            <text:p>TWD -181</text:p>
          </table:table-cell>
          <table:table-cell table:formula="of:=VALUE(MID([.J209];5;LEN([.J209])))" office:value-type="float" office:value="-181">
            <text:p>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table:formula="of:=IF([.H210]=1;1;VALUE(MID([.H210];10;LEN([.H210]))))" office:value-type="float" office:value="31.92">
            <text:p>31.92</text:p>
          </table:table-cell>
          <table:table-cell office:value-type="string">
            <text:p>TWD -20</text:p>
          </table:table-cell>
          <table:table-cell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table:formula="of:=IF([.H211]=1;1;VALUE(MID([.H211];10;LEN([.H211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table:formula="of:=IF([.H212]=1;1;VALUE(MID([.H212];10;LEN([.H212]))))" office:value-type="float" office:value="38.94">
            <text:p>38.94</text:p>
          </table:table-cell>
          <table:table-cell office:value-type="string">
            <text:p>TWD 1188</text:p>
          </table:table-cell>
          <table:table-cell table:formula="of:=VALUE(MID([.J212];5;LEN([.J21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table:formula="of:=IF([.H213]=1;1;VALUE(MID([.H213];10;LEN([.H213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3];5;LEN([.J213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table:formula="of:=IF([.H214]=1;1;VALUE(MID([.H214];10;LEN([.H214]))))" office:value-type="float" office:value="32.435">
            <text:p>32.44</text:p>
          </table:table-cell>
          <table:table-cell office:value-type="string">
            <text:p>TWD 1188</text:p>
          </table:table-cell>
          <table:table-cell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table:formula="of:=IF([.H215]=1;1;VALUE(MID([.H215];10;LEN([.H215]))))" office:value-type="float" office:value="1">
            <text:p>1</text:p>
          </table:table-cell>
          <table:table-cell office:value-type="string">
            <text:p>TWD -46</text:p>
          </table:table-cell>
          <table:table-cell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table:formula="of:=IF([.H216]=1;1;VALUE(MID([.H216];10;LEN([.H216]))))" office:value-type="float" office:value="39.2">
            <text:p>39.2</text:p>
          </table:table-cell>
          <table:table-cell office:value-type="string">
            <text:p>TWD -170</text:p>
          </table:table-cell>
          <table:table-cell table:formula="of:=VALUE(MID([.J216];5;LEN([.J216])))" office:value-type="float" office:value="-170">
            <text:p>-17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table:formula="of:=IF([.H217]=1;1;VALUE(MID([.H217];10;LEN([.H217]))))" office:value-type="float" office:value="32.09">
            <text:p>32.09</text:p>
          </table:table-cell>
          <table:table-cell office:value-type="string">
            <text:p>TWD -170</text:p>
          </table:table-cell>
          <table:table-cell table:formula="of:=VALUE(MID([.J217];5;LEN([.J217])))" office:value-type="float" office:value="-170">
            <text:p>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table:formula="of:=IF([.H218]=1;1;VALUE(MID([.H218];10;LEN([.H218]))))" office:value-type="float" office:value="32.185">
            <text:p>32.19</text:p>
          </table:table-cell>
          <table:table-cell office:value-type="string">
            <text:p>TWD -27</text:p>
          </table:table-cell>
          <table:table-cell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table:formula="of:=IF([.H219]=1;1;VALUE(MID([.H219];10;LEN([.H219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table:formula="of:=IF([.H220]=1;1;VALUE(MID([.H220];10;LEN([.H220]))))" office:value-type="float" office:value="40.83">
            <text:p>40.83</text:p>
          </table:table-cell>
          <table:table-cell office:value-type="string">
            <text:p>TWD 1188</text:p>
          </table:table-cell>
          <table:table-cell table:formula="of:=VALUE(MID([.J220];5;LEN([.J22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table:formula="of:=IF([.H221]=1;1;VALUE(MID([.H221];10;LEN([.H221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1];5;LEN([.J221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table:formula="of:=IF([.H222]=1;1;VALUE(MID([.H222];10;LEN([.H222]))))" office:value-type="float" office:value="32.125">
            <text:p>32.13</text:p>
          </table:table-cell>
          <table:table-cell office:value-type="string">
            <text:p>TWD 1188</text:p>
          </table:table-cell>
          <table:table-cell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table:formula="of:=IF([.H223]=1;1;VALUE(MID([.H223];10;LEN([.H223]))))" office:value-type="float" office:value="1">
            <text:p>1</text:p>
          </table:table-cell>
          <table:table-cell office:value-type="string">
            <text:p>TWD -50</text:p>
          </table:table-cell>
          <table:table-cell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table:formula="of:=IF([.H224]=1;1;VALUE(MID([.H224];10;LEN([.H224]))))" office:value-type="float" office:value="41.41">
            <text:p>41.41</text:p>
          </table:table-cell>
          <table:table-cell office:value-type="string">
            <text:p>TWD -168</text:p>
          </table:table-cell>
          <table:table-cell table:formula="of:=VALUE(MID([.J224];5;LEN([.J224])))" office:value-type="float" office:value="-168">
            <text:p>-16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table:formula="of:=IF([.H225]=1;1;VALUE(MID([.H225];10;LEN([.H225]))))" office:value-type="float" office:value="31.77">
            <text:p>31.77</text:p>
          </table:table-cell>
          <table:table-cell office:value-type="string">
            <text:p>TWD -163</text:p>
          </table:table-cell>
          <table:table-cell table:formula="of:=VALUE(MID([.J225];5;LEN([.J225])))" office:value-type="float" office:value="-163">
            <text:p>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table:formula="of:=IF([.H226]=1;1;VALUE(MID([.H226];10;LEN([.H226]))))" office:value-type="float" office:value="31.77">
            <text:p>31.77</text:p>
          </table:table-cell>
          <table:table-cell office:value-type="string">
            <text:p>TWD -32</text:p>
          </table:table-cell>
          <table:table-cell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table:formula="of:=IF([.H227]=1;1;VALUE(MID([.H227];10;LEN([.H227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table:formula="of:=IF([.H228]=1;1;VALUE(MID([.H228];10;LEN([.H228]))))" office:value-type="float" office:value="42.12">
            <text:p>42.12</text:p>
          </table:table-cell>
          <table:table-cell office:value-type="string">
            <text:p>TWD 1188</text:p>
          </table:table-cell>
          <table:table-cell table:formula="of:=VALUE(MID([.J228];5;LEN([.J228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table:formula="of:=IF([.H229]=1;1;VALUE(MID([.H229];10;LEN([.H229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29];5;LEN([.J22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table:formula="of:=IF([.H230]=1;1;VALUE(MID([.H230];10;LEN([.H230]))))" office:value-type="float" office:value="31.845">
            <text:p>31.85</text:p>
          </table:table-cell>
          <table:table-cell office:value-type="string">
            <text:p>TWD 1188</text:p>
          </table:table-cell>
          <table:table-cell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table:formula="of:=IF([.H231]=1;1;VALUE(MID([.H231];10;LEN([.H231]))))" office:value-type="float" office:value="1">
            <text:p>1</text:p>
          </table:table-cell>
          <table:table-cell office:value-type="string">
            <text:p>TWD -56</text:p>
          </table:table-cell>
          <table:table-cell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table:formula="of:=IF([.H232]=1;1;VALUE(MID([.H232];10;LEN([.H232]))))" office:value-type="float" office:value="40.34">
            <text:p>40.34</text:p>
          </table:table-cell>
          <table:table-cell office:value-type="string">
            <text:p>TWD -162</text:p>
          </table:table-cell>
          <table:table-cell table:formula="of:=VALUE(MID([.J232];5;LEN([.J232])))" office:value-type="float" office:value="-162">
            <text:p>-162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table:formula="of:=IF([.H233]=1;1;VALUE(MID([.H233];10;LEN([.H233]))))" office:value-type="float" office:value="31.98">
            <text:p>31.98</text:p>
          </table:table-cell>
          <table:table-cell office:value-type="string">
            <text:p>TWD -157</text:p>
          </table:table-cell>
          <table:table-cell table:formula="of:=VALUE(MID([.J233];5;LEN([.J233])))" office:value-type="float" office:value="-157">
            <text:p>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table:formula="of:=IF([.H234]=1;1;VALUE(MID([.H234];10;LEN([.H234]))))" office:value-type="float" office:value="31.98">
            <text:p>31.98</text:p>
          </table:table-cell>
          <table:table-cell office:value-type="string">
            <text:p>TWD -38</text:p>
          </table:table-cell>
          <table:table-cell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table:formula="of:=IF([.H235]=1;1;VALUE(MID([.H235];10;LEN([.H235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table:formula="of:=IF([.H236]=1;1;VALUE(MID([.H236];10;LEN([.H236]))))" office:value-type="float" office:value="40.8">
            <text:p>40.8</text:p>
          </table:table-cell>
          <table:table-cell office:value-type="string">
            <text:p>TWD 1188</text:p>
          </table:table-cell>
          <table:table-cell table:formula="of:=VALUE(MID([.J236];5;LEN([.J236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table:formula="of:=IF([.H237]=1;1;VALUE(MID([.H237];10;LEN([.H237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7];5;LEN([.J237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table:formula="of:=IF([.H238]=1;1;VALUE(MID([.H238];10;LEN([.H238]))))" office:value-type="float" office:value="32.035">
            <text:p>32.04</text:p>
          </table:table-cell>
          <table:table-cell office:value-type="string">
            <text:p>TWD 1188</text:p>
          </table:table-cell>
          <table:table-cell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table:formula="of:=IF([.H239]=1;1;VALUE(MID([.H239];10;LEN([.H239]))))" office:value-type="float" office:value="41.81">
            <text:p>41.81</text:p>
          </table:table-cell>
          <table:table-cell office:value-type="string">
            <text:p>TWD 161</text:p>
          </table:table-cell>
          <table:table-cell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table:formula="of:=IF([.H240]=1;1;VALUE(MID([.H240];10;LEN([.H240]))))" office:value-type="float" office:value="1">
            <text:p>1</text:p>
          </table:table-cell>
          <table:table-cell office:value-type="string">
            <text:p>TWD -53</text:p>
          </table:table-cell>
          <table:table-cell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table:formula="of:=IF([.H241]=1;1;VALUE(MID([.H241];10;LEN([.H241]))))" office:value-type="float" office:value="42.35">
            <text:p>42.35</text:p>
          </table:table-cell>
          <table:table-cell office:value-type="string">
            <text:p>TWD -163</text:p>
          </table:table-cell>
          <table:table-cell table:formula="of:=VALUE(MID([.J241];5;LEN([.J241])))" office:value-type="float" office:value="-163">
            <text:p>-163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table:formula="of:=IF([.H242]=1;1;VALUE(MID([.H242];10;LEN([.H242]))))" office:value-type="float" office:value="30.945">
            <text:p>30.95</text:p>
          </table:table-cell>
          <table:table-cell office:value-type="string">
            <text:p>TWD -156</text:p>
          </table:table-cell>
          <table:table-cell table:formula="of:=VALUE(MID([.J242];5;LEN([.J242])))" office:value-type="float" office:value="-156">
            <text:p>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table:formula="of:=IF([.H243]=1;1;VALUE(MID([.H243];10;LEN([.H243]))))" office:value-type="float" office:value="31.105">
            <text:p>31.11</text:p>
          </table:table-cell>
          <table:table-cell office:value-type="string">
            <text:p>TWD -41</text:p>
          </table:table-cell>
          <table:table-cell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table:formula="of:=IF([.H244]=1;1;VALUE(MID([.H244];10;LEN([.H244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table:formula="of:=IF([.H245]=1;1;VALUE(MID([.H245];10;LEN([.H245]))))" office:value-type="float" office:value="43.03">
            <text:p>43.03</text:p>
          </table:table-cell>
          <table:table-cell office:value-type="string">
            <text:p>TWD 1188</text:p>
          </table:table-cell>
          <table:table-cell table:formula="of:=VALUE(MID([.J245];5;LEN([.J24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table:formula="of:=IF([.H246]=1;1;VALUE(MID([.H246];10;LEN([.H246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6];5;LEN([.J246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table:formula="of:=IF([.H247]=1;1;VALUE(MID([.H247];10;LEN([.H247]))))" office:value-type="float" office:value="30.835">
            <text:p>30.84</text:p>
          </table:table-cell>
          <table:table-cell office:value-type="string">
            <text:p>TWD 1188</text:p>
          </table:table-cell>
          <table:table-cell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table:formula="of:=IF([.H248]=1;1;VALUE(MID([.H248];10;LEN([.H248]))))" office:value-type="float" office:value="1">
            <text:p>1</text:p>
          </table:table-cell>
          <table:table-cell office:value-type="string">
            <text:p>TWD -55</text:p>
          </table:table-cell>
          <table:table-cell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table:formula="of:=IF([.H249]=1;1;VALUE(MID([.H249];10;LEN([.H249]))))" office:value-type="float" office:value="42.4">
            <text:p>42.4</text:p>
          </table:table-cell>
          <table:table-cell office:value-type="string">
            <text:p>TWD -161</text:p>
          </table:table-cell>
          <table:table-cell table:formula="of:=VALUE(MID([.J249];5;LEN([.J249])))" office:value-type="float" office:value="-161">
            <text:p>-1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table:formula="of:=IF([.H250]=1;1;VALUE(MID([.H250];10;LEN([.H250]))))" office:value-type="float" office:value="30.44">
            <text:p>30.44</text:p>
          </table:table-cell>
          <table:table-cell office:value-type="string">
            <text:p>TWD -154</text:p>
          </table:table-cell>
          <table:table-cell table:formula="of:=VALUE(MID([.J250];5;LEN([.J250])))" office:value-type="float" office:value="-154">
            <text:p>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table:formula="of:=IF([.H251]=1;1;VALUE(MID([.H251];10;LEN([.H251]))))" office:value-type="float" office:value="30.44">
            <text:p>30.44</text:p>
          </table:table-cell>
          <table:table-cell office:value-type="string">
            <text:p>TWD -43</text:p>
          </table:table-cell>
          <table:table-cell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table:formula="of:=IF([.H252]=1;1;VALUE(MID([.H252];10;LEN([.H252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table:formula="of:=IF([.H253]=1;1;VALUE(MID([.H253];10;LEN([.H253]))))" office:value-type="float" office:value="42.29">
            <text:p>42.29</text:p>
          </table:table-cell>
          <table:table-cell office:value-type="string">
            <text:p>TWD 1188</text:p>
          </table:table-cell>
          <table:table-cell table:formula="of:=VALUE(MID([.J253];5;LEN([.J253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table:formula="of:=IF([.H254]=1;1;VALUE(MID([.H254];10;LEN([.H254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4];5;LEN([.J254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table:formula="of:=IF([.H255]=1;1;VALUE(MID([.H255];10;LEN([.H255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table:formula="of:=IF([.H256]=1;1;VALUE(MID([.H256];10;LEN([.H256]))))" office:value-type="float" office:value="1">
            <text:p>1</text:p>
          </table:table-cell>
          <table:table-cell office:value-type="string">
            <text:p>TWD -61</text:p>
          </table:table-cell>
          <table:table-cell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table:formula="of:=IF([.H257]=1;1;VALUE(MID([.H257];10;LEN([.H257]))))" office:value-type="float" office:value="39.4">
            <text:p>39.4</text:p>
          </table:table-cell>
          <table:table-cell office:value-type="string">
            <text:p>TWD -158</text:p>
          </table:table-cell>
          <table:table-cell table:formula="of:=VALUE(MID([.J257];5;LEN([.J257])))" office:value-type="float" office:value="-158">
            <text:p>-15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table:formula="of:=IF([.H258]=1;1;VALUE(MID([.H258];10;LEN([.H258]))))" office:value-type="float" office:value="30.41">
            <text:p>30.41</text:p>
          </table:table-cell>
          <table:table-cell office:value-type="string">
            <text:p>TWD -158</text:p>
          </table:table-cell>
          <table:table-cell table:formula="of:=VALUE(MID([.J258];5;LEN([.J258])))" office:value-type="float" office:value="-158">
            <text:p>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table:formula="of:=IF([.H259]=1;1;VALUE(MID([.H259];10;LEN([.H259]))))" office:value-type="float" office:value="30.41">
            <text:p>30.41</text:p>
          </table:table-cell>
          <table:table-cell office:value-type="string">
            <text:p>TWD -49</text:p>
          </table:table-cell>
          <table:table-cell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table:formula="of:=IF([.H260]=1;1;VALUE(MID([.H260];10;LEN([.H260]))))" office:value-type="float" office:value="1">
            <text:p>1</text:p>
          </table:table-cell>
          <table:table-cell office:value-type="string">
            <text:p>TWD 1186</text:p>
          </table:table-cell>
          <table:table-cell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table:formula="of:=IF([.H261]=1;1;VALUE(MID([.H261];10;LEN([.H261]))))" office:value-type="float" office:value="40.11">
            <text:p>40.11</text:p>
          </table:table-cell>
          <table:table-cell office:value-type="string">
            <text:p>TWD 1188</text:p>
          </table:table-cell>
          <table:table-cell table:formula="of:=VALUE(MID([.J261];5;LEN([.J261])))" office:value-type="float" office:value="1188">
            <text:p>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table:formula="of:=IF([.H262]=1;1;VALUE(MID([.H262];10;LEN([.H262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2];5;LEN([.J26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table:formula="of:=IF([.H263]=1;1;VALUE(MID([.H263];10;LEN([.H263]))))" office:value-type="float" office:value="30.205">
            <text:p>30.21</text:p>
          </table:table-cell>
          <table:table-cell office:value-type="string">
            <text:p>TWD 1188</text:p>
          </table:table-cell>
          <table:table-cell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table:formula="of:=IF([.H264]=1;1;VALUE(MID([.H264];10;LEN([.H264]))))" office:value-type="float" office:value="39.26">
            <text:p>39.26</text:p>
          </table:table-cell>
          <table:table-cell office:value-type="string">
            <text:p>TWD -35836</text:p>
          </table:table-cell>
          <table:table-cell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table:formula="of:=IF([.H265]=1;1;VALUE(MID([.H265];10;LEN([.H265]))))" office:value-type="float" office:value="1">
            <text:p>1</text:p>
          </table:table-cell>
          <table:table-cell office:value-type="string">
            <text:p>TWD 17918</text:p>
          </table:table-cell>
          <table:table-cell table:formula="of:=VALUE(MID([.J265];5;LEN([.J265])))" office:value-type="float" office:value="17918">
            <text:p>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table:formula="of:=IF([.H266]=1;1;VALUE(MID([.H266];10;LEN([.H266]))))" office:value-type="float" office:value="29.845">
            <text:p>29.85</text:p>
          </table:table-cell>
          <table:table-cell office:value-type="string">
            <text:p>TWD 17918</text:p>
          </table:table-cell>
          <table:table-cell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table:formula="of:=IF([.H267]=1;1;VALUE(MID([.H267];10;LEN([.H267]))))" office:value-type="float" office:value="1">
            <text:p>1</text:p>
          </table:table-cell>
          <table:table-cell office:value-type="string">
            <text:p>TWD -141</text:p>
          </table:table-cell>
          <table:table-cell table:formula="of:=VALUE(MID([.J267];5;LEN([.J267])))" office:value-type="float" office:value="-141">
            <text:p>-141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table:formula="of:=IF([.H268]=1;1;VALUE(MID([.H268];10;LEN([.H268]))))" office:value-type="float" office:value="29.125">
            <text:p>29.13</text:p>
          </table:table-cell>
          <table:table-cell office:value-type="string">
            <text:p>TWD -155</text:p>
          </table:table-cell>
          <table:table-cell table:formula="of:=VALUE(MID([.J268];5;LEN([.J268])))" office:value-type="float" office:value="-155">
            <text:p>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table:formula="of:=IF([.H269]=1;1;VALUE(MID([.H269];10;LEN([.H269]))))" office:value-type="float" office:value="29.125">
            <text:p>29.13</text:p>
          </table:table-cell>
          <table:table-cell office:value-type="string">
            <text:p>TWD -80</text:p>
          </table:table-cell>
          <table:table-cell table:formula="of:=VALUE(MID([.J269];5;LEN([.J269])))" office:value-type="float" office:value="-80">
            <text:p>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table:formula="of:=IF([.H270]=1;1;VALUE(MID([.H270];10;LEN([.H270]))))" office:value-type="float" office:value="29.125">
            <text:p>29.13</text:p>
          </table:table-cell>
          <table:table-cell office:value-type="string">
            <text:p>TWD -50</text:p>
          </table:table-cell>
          <table:table-cell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table:formula="of:=IF([.H271]=1;1;VALUE(MID([.H271];10;LEN([.H271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1];5;LEN([.J271])))" office:value-type="float" office:value="1188">
            <text:p>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table:formula="of:=IF([.H272]=1;1;VALUE(MID([.H272];10;LEN([.H272]))))" office:value-type="float" office:value="29.295">
            <text:p>29.3</text:p>
          </table:table-cell>
          <table:table-cell office:value-type="string">
            <text:p>TWD 1188</text:p>
          </table:table-cell>
          <table:table-cell table:formula="of:=VALUE(MID([.J272];5;LEN([.J272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table:formula="of:=IF([.H273]=1;1;VALUE(MID([.H273];10;LEN([.H273]))))" office:value-type="float" office:value="29.295">
            <text:p>29.3</text:p>
          </table:table-cell>
          <table:table-cell office:value-type="string">
            <text:p>TWD 2374</text:p>
          </table:table-cell>
          <table:table-cell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table:formula="of:=IF([.H274]=1;1;VALUE(MID([.H274];10;LEN([.H274]))))" office:value-type="float" office:value="1">
            <text:p>1</text:p>
          </table:table-cell>
          <table:table-cell office:value-type="string">
            <text:p>TWD -144</text:p>
          </table:table-cell>
          <table:table-cell table:formula="of:=VALUE(MID([.J274];5;LEN([.J274])))" office:value-type="float" office:value="-144">
            <text:p>-144</text:p>
          </table:table-cell>
          <table:table-cell/>
        </table:table-row>
        <table:table-row table:style-name="ro3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table:formula="of:=IF([.H275]=1;1;VALUE(MID([.H275];10;LEN([.H275]))))" office:value-type="float" office:value="28.975">
            <text:p>28.98</text:p>
          </table:table-cell>
          <table:table-cell office:value-type="string">
            <text:p>TWD -150</text:p>
          </table:table-cell>
          <table:table-cell table:formula="of:=VALUE(MID([.J275];5;LEN([.J275])))" office:value-type="float" office:value="-150">
            <text:p>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table:formula="of:=IF([.H276]=1;1;VALUE(MID([.H276];10;LEN([.H276]))))" office:value-type="float" office:value="28.975">
            <text:p>28.98</text:p>
          </table:table-cell>
          <table:table-cell office:value-type="string">
            <text:p>TWD -73</text:p>
          </table:table-cell>
          <table:table-cell table:formula="of:=VALUE(MID([.J276];5;LEN([.J276])))" office:value-type="float" office:value="-73">
            <text:p>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table:formula="of:=IF([.H277]=1;1;VALUE(MID([.H277];10;LEN([.H277]))))" office:value-type="float" office:value="28.975">
            <text:p>28.98</text:p>
          </table:table-cell>
          <table:table-cell office:value-type="string">
            <text:p>TWD -59</text:p>
          </table:table-cell>
          <table:table-cell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table:formula="of:=IF([.H278]=1;1;VALUE(MID([.H278];10;LEN([.H278]))))" office:value-type="float" office:value="1">
            <text:p>1</text:p>
          </table:table-cell>
          <table:table-cell office:value-type="string">
            <text:p>TWD 1188</text:p>
          </table:table-cell>
          <table:table-cell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table:formula="of:=IF([.H279]=1;1;VALUE(MID([.H279];10;LEN([.H279]))))" office:value-type="float" office:value="29.105">
            <text:p>29.11</text:p>
          </table:table-cell>
          <table:table-cell office:value-type="string">
            <text:p>TWD 1188</text:p>
          </table:table-cell>
          <table:table-cell table:formula="of:=VALUE(MID([.J279];5;LEN([.J279])))" office:value-type="float" office:value="1188">
            <text:p>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table:formula="of:=IF([.H280]=1;1;VALUE(MID([.H280];10;LEN([.H280]))))" office:value-type="float" office:value="29.105">
            <text:p>29.11</text:p>
          </table:table-cell>
          <table:table-cell office:value-type="string">
            <text:p>TWD 2374</text:p>
          </table:table-cell>
          <table:table-cell table:formula="of:=VALUE(MID([.J280];5;LEN([.J280])))" office:value-type="float" office:value="2374">
            <text:p>2374</text:p>
          </table:table-cell>
          <table: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Default" table:number-columns-repeated="10"/>
          <table:table-cell table:style-name="Default" table:formula="of:=SUM([.K2:.K280])" office:value-type="float" office:value="81963">
            <text:p>81963</text:p>
          </table:table-cell>
          <table:table-cell/>
        </table:table-row>
      </table:table>
      <table:table table:name="工作表3" table:style-name="ta1" table:print="false"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2">
          <table:table-cell office:value-type="float" office:value="60000">
            <text:p>60000</text:p>
          </table:table-cell>
          <table:table-cell office:value-type="percentage" office:value="0.95">
            <text:p>95.00%</text:p>
          </table:table-cell>
          <table:table-cell table:formula="of:=[.A1]*[.B1]" office:value-type="float" office:value="57000">
            <text:p>57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2011/03/04</text:date>, <text:time>10:21:4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3-04T10:21:43.82</dc:date>
    <dc:creator>張簡稜剛 </dc:creator>
    <meta:editing-duration>PT02H02M25S</meta:editing-duration>
    <meta:editing-cycles>5</meta:editing-cycles>
    <meta:generator>OpenOffice.org/3.2$Win32 OpenOffice.org_project/320m18$Build-9502</meta:generator>
    <meta:document-statistic meta:table-count="3" meta:cell-count="3102" meta:object-count="0"/>
  </office:meta>
</office:document-meta>
</file>